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e7d" officeooo:paragraph-rsid="00070e7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0e7d" officeooo:paragraph-rsid="00070e7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9p1 – Psuedocode</text:p>
      <text:p text:style-name="P1"/>
      <text:p text:style-name="P1">x = user input</text:p>
      <text:p text:style-name="P1">counter = 0 //sets a counter variable</text:p>
      <text:p text:style-name="P1"/>
      <text:p text:style-name="P1">while(x &gt;= 0): //while user input is greater than 0</text:p>
      <text:p text:style-name="P1"><text:s text:c="4"/>counter += x; //increase value of counter by x</text:p>
      <text:p text:style-name="P1"><text:s text:c="4"/>x -= 1; //decrease value of x each time</text:p>
      <text:p text:style-name="P1"><text:s text:c="4"/></text:p>
      <text:p text:style-name="P1">print(counter) //output value of counter after while loop ends</text:p>
      <text:p text:style-name="P1">print("End Program!") //print End Program at end of code (test statement that code ran successfull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4:25:14.408141998</meta:creation-date>
    <meta:generator>LibreOffice/5.1.4.2$Linux_X86_64 LibreOffice_project/10m0$Build-2</meta:generator>
    <dc:date>2016-10-25T14:27:34.144017603</dc:date>
    <meta:editing-duration>PT2M26S</meta:editing-duration>
    <meta:editing-cycles>1</meta:editing-cycles>
    <meta:document-statistic meta:table-count="0" meta:image-count="0" meta:object-count="0" meta:page-count="1" meta:paragraph-count="9" meta:word-count="65" meta:character-count="378" meta:non-whitespace-character-count="308"/>
  </office:meta>
</office:document-meta>
</file>